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paragraph-rsid="001d887e"/>
    </style:style>
    <style:style style:name="P2" style:family="paragraph" style:parent-style-name="Standard">
      <style:text-properties officeooo:paragraph-rsid="001de303"/>
    </style:style>
    <style:style style:name="P3" style:family="paragraph" style:parent-style-name="Contents_20_2">
      <style:paragraph-properties>
        <style:tab-stops>
          <style:tab-stop style:position="16.501cm" style:type="right" style:leader-style="dotted" style:leader-text="."/>
        </style:tab-stops>
      </style:paragraph-properties>
    </style:style>
    <style:style style:name="P4" style:family="paragraph" style:parent-style-name="Heading_20_1">
      <style:text-properties officeooo:paragraph-rsid="00bc9838"/>
    </style:style>
    <style:style style:name="P5" style:family="paragraph" style:parent-style-name="Heading_20_1">
      <style:paragraph-properties fo:break-before="page"/>
    </style:style>
    <style:style style:name="P6" style:family="paragraph" style:parent-style-name="Heading_20_2">
      <style:text-properties officeooo:paragraph-rsid="006c1924"/>
    </style:style>
    <style:style style:name="P7" style:family="paragraph" style:parent-style-name="Heading_20_2">
      <style:text-properties officeooo:paragraph-rsid="00b3361a"/>
    </style:style>
    <style:style style:name="P8" style:family="paragraph" style:parent-style-name="Contents_20_3">
      <style:paragraph-properties>
        <style:tab-stops>
          <style:tab-stop style:position="16.002cm" style:type="right" style:leader-style="dotted" style:leader-text="."/>
        </style:tab-stops>
      </style:paragraph-properties>
    </style:style>
    <style:style style:name="P9" style:family="paragraph" style:parent-style-name="Contents_20_1">
      <style:paragraph-properties>
        <style:tab-stops>
          <style:tab-stop style:position="17cm" style:type="right" style:leader-style="dotted" style:leader-text="."/>
        </style:tab-stops>
      </style:paragraph-properties>
    </style:style>
    <style:style style:name="P10" style:family="paragraph" style:parent-style-name="Text_20_body">
      <style:text-properties officeooo:paragraph-rsid="001e68d2"/>
    </style:style>
    <style:style style:name="P11" style:family="paragraph" style:parent-style-name="Text_20_body">
      <style:text-properties officeooo:paragraph-rsid="002ed3ae"/>
    </style:style>
    <style:style style:name="P12" style:family="paragraph" style:parent-style-name="Text_20_body">
      <style:text-properties officeooo:paragraph-rsid="002f1d8d"/>
    </style:style>
    <style:style style:name="P13" style:family="paragraph" style:parent-style-name="Text_20_body">
      <style:text-properties officeooo:paragraph-rsid="003424b3"/>
    </style:style>
    <style:style style:name="P14" style:family="paragraph" style:parent-style-name="Text_20_body">
      <style:text-properties officeooo:paragraph-rsid="0037548d"/>
    </style:style>
    <style:style style:name="P15" style:family="paragraph" style:parent-style-name="Text_20_body">
      <style:text-properties officeooo:paragraph-rsid="003a6fad"/>
    </style:style>
    <style:style style:name="P16" style:family="paragraph" style:parent-style-name="Text_20_body">
      <style:text-properties officeooo:paragraph-rsid="0041b457"/>
    </style:style>
    <style:style style:name="P17" style:family="paragraph" style:parent-style-name="Text_20_body">
      <style:text-properties officeooo:paragraph-rsid="0048e3e4"/>
    </style:style>
    <style:style style:name="P18" style:family="paragraph" style:parent-style-name="Text_20_body">
      <style:text-properties officeooo:paragraph-rsid="0051c7e8"/>
    </style:style>
    <style:style style:name="P19" style:family="paragraph" style:parent-style-name="Text_20_body">
      <style:text-properties officeooo:paragraph-rsid="0062d4ca"/>
    </style:style>
    <style:style style:name="P20" style:family="paragraph" style:parent-style-name="Text_20_body">
      <style:text-properties officeooo:paragraph-rsid="00668a18"/>
    </style:style>
    <style:style style:name="P21" style:family="paragraph" style:parent-style-name="Text_20_body">
      <style:text-properties officeooo:paragraph-rsid="0067a2cd"/>
    </style:style>
    <style:style style:name="P22" style:family="paragraph" style:parent-style-name="Text_20_body">
      <style:text-properties officeooo:paragraph-rsid="006b6438"/>
    </style:style>
    <style:style style:name="P23" style:family="paragraph" style:parent-style-name="Text_20_body">
      <style:text-properties officeooo:paragraph-rsid="006c0616"/>
    </style:style>
    <style:style style:name="P24" style:family="paragraph" style:parent-style-name="Text_20_body">
      <style:text-properties officeooo:paragraph-rsid="006c1924"/>
    </style:style>
    <style:style style:name="P25" style:family="paragraph" style:parent-style-name="Text_20_body">
      <style:text-properties officeooo:paragraph-rsid="006d45c2"/>
    </style:style>
    <style:style style:name="P26" style:family="paragraph" style:parent-style-name="Text_20_body">
      <style:text-properties officeooo:paragraph-rsid="0071938d"/>
    </style:style>
    <style:style style:name="P27" style:family="paragraph" style:parent-style-name="Text_20_body">
      <style:text-properties officeooo:paragraph-rsid="0073401a"/>
    </style:style>
    <style:style style:name="P28" style:family="paragraph" style:parent-style-name="Text_20_body">
      <style:text-properties officeooo:paragraph-rsid="00735c5f"/>
    </style:style>
    <style:style style:name="P29" style:family="paragraph" style:parent-style-name="Text_20_body">
      <style:text-properties officeooo:paragraph-rsid="00782529"/>
    </style:style>
    <style:style style:name="P30" style:family="paragraph" style:parent-style-name="Text_20_body">
      <style:text-properties officeooo:paragraph-rsid="007833ca"/>
    </style:style>
    <style:style style:name="P31" style:family="paragraph" style:parent-style-name="Text_20_body">
      <style:text-properties officeooo:paragraph-rsid="007b4628"/>
    </style:style>
    <style:style style:name="P32" style:family="paragraph" style:parent-style-name="Text_20_body">
      <style:text-properties officeooo:paragraph-rsid="007f2a49"/>
    </style:style>
    <style:style style:name="P33" style:family="paragraph" style:parent-style-name="Text_20_body">
      <style:text-properties officeooo:paragraph-rsid="0080ea79"/>
    </style:style>
    <style:style style:name="P34" style:family="paragraph" style:parent-style-name="Text_20_body">
      <style:text-properties officeooo:paragraph-rsid="0083f325"/>
    </style:style>
    <style:style style:name="P35" style:family="paragraph" style:parent-style-name="Text_20_body">
      <style:text-properties officeooo:paragraph-rsid="0085e93f"/>
    </style:style>
    <style:style style:name="P36" style:family="paragraph" style:parent-style-name="Text_20_body">
      <style:text-properties officeooo:paragraph-rsid="008d1762"/>
    </style:style>
    <style:style style:name="P37" style:family="paragraph" style:parent-style-name="Text_20_body">
      <style:text-properties officeooo:paragraph-rsid="008d9148"/>
    </style:style>
    <style:style style:name="P38" style:family="paragraph" style:parent-style-name="Text_20_body">
      <style:text-properties officeooo:paragraph-rsid="00925674"/>
    </style:style>
    <style:style style:name="P39" style:family="paragraph" style:parent-style-name="Text_20_body">
      <style:text-properties officeooo:paragraph-rsid="00951d16"/>
    </style:style>
    <style:style style:name="P40" style:family="paragraph" style:parent-style-name="Text_20_body">
      <style:text-properties officeooo:paragraph-rsid="0095fa6b"/>
    </style:style>
    <style:style style:name="P41" style:family="paragraph" style:parent-style-name="Text_20_body">
      <style:text-properties officeooo:paragraph-rsid="009bd3d7"/>
    </style:style>
    <style:style style:name="P42" style:family="paragraph" style:parent-style-name="Text_20_body">
      <style:text-properties officeooo:paragraph-rsid="009dc0ad"/>
    </style:style>
    <style:style style:name="P43" style:family="paragraph" style:parent-style-name="Text_20_body">
      <style:text-properties fo:font-style="italic" officeooo:paragraph-rsid="00a5a1a2" style:font-style-asian="italic" style:font-style-complex="italic"/>
    </style:style>
    <style:style style:name="P44" style:family="paragraph" style:parent-style-name="Text_20_body">
      <style:text-properties fo:font-style="italic" officeooo:paragraph-rsid="00a6efe3" style:font-style-asian="italic" style:font-style-complex="italic"/>
    </style:style>
    <style:style style:name="P45" style:family="paragraph" style:parent-style-name="Text_20_body">
      <style:text-properties fo:font-style="italic" officeooo:paragraph-rsid="00b77d62" style:font-style-asian="italic" style:font-style-complex="italic"/>
    </style:style>
    <style:style style:name="P46" style:family="paragraph" style:parent-style-name="Text_20_body">
      <style:text-properties fo:font-style="italic" officeooo:paragraph-rsid="00c4fb35" style:font-style-asian="italic" style:font-style-complex="italic"/>
    </style:style>
    <style:style style:name="P47" style:family="paragraph" style:parent-style-name="Text_20_body">
      <style:text-properties fo:font-style="italic" officeooo:paragraph-rsid="00c6d6e0" style:font-style-asian="italic" style:font-style-complex="italic"/>
    </style:style>
    <style:style style:name="P48" style:family="paragraph" style:parent-style-name="Text_20_body">
      <style:text-properties fo:font-style="italic" officeooo:paragraph-rsid="00d06495" style:font-style-asian="italic" style:font-style-complex="italic"/>
    </style:style>
    <style:style style:name="P49" style:family="paragraph" style:parent-style-name="Text_20_body">
      <style:text-properties fo:font-style="italic" officeooo:paragraph-rsid="00d96ede" style:font-style-asian="italic" style:font-style-complex="italic"/>
    </style:style>
    <style:style style:name="P50" style:family="paragraph" style:parent-style-name="Text_20_body">
      <style:text-properties fo:font-style="italic" officeooo:paragraph-rsid="00da53b6" style:font-style-asian="italic" style:font-style-complex="italic"/>
    </style:style>
    <style:style style:name="P51" style:family="paragraph" style:parent-style-name="Text_20_body">
      <style:text-properties fo:font-style="italic" officeooo:paragraph-rsid="00dbec05" style:font-style-asian="italic" style:font-style-complex="italic"/>
    </style:style>
    <style:style style:name="P52" style:family="paragraph" style:parent-style-name="Text_20_body">
      <style:text-properties officeooo:paragraph-rsid="00a86c96"/>
    </style:style>
    <style:style style:name="P53" style:family="paragraph" style:parent-style-name="Text_20_body">
      <style:text-properties officeooo:paragraph-rsid="00aad9ea"/>
    </style:style>
    <style:style style:name="P54" style:family="paragraph" style:parent-style-name="Text_20_body">
      <style:text-properties officeooo:paragraph-rsid="00b10040"/>
    </style:style>
    <style:style style:name="P55" style:family="paragraph" style:parent-style-name="Text_20_body">
      <style:text-properties officeooo:paragraph-rsid="00b3361a"/>
    </style:style>
    <style:style style:name="P56" style:family="paragraph" style:parent-style-name="Text_20_body">
      <style:text-properties officeooo:paragraph-rsid="00c0ad18"/>
    </style:style>
    <style:style style:name="P57" style:family="paragraph" style:parent-style-name="Text_20_body">
      <style:text-properties officeooo:paragraph-rsid="00c1558e"/>
    </style:style>
    <style:style style:name="P58" style:family="paragraph" style:parent-style-name="Text_20_body">
      <style:text-properties officeooo:paragraph-rsid="00c4cdee"/>
    </style:style>
    <style:style style:name="P59" style:family="paragraph" style:parent-style-name="Text_20_body">
      <style:text-properties fo:font-style="normal" officeooo:paragraph-rsid="00dc8bf8" style:font-style-asian="normal" style:font-style-complex="normal"/>
    </style:style>
    <style:style style:name="P60" style:family="paragraph" style:parent-style-name="Text_20_body">
      <style:text-properties officeooo:paragraph-rsid="00d40d9f"/>
    </style:style>
    <style:style style:name="P61" style:family="paragraph" style:parent-style-name="Text_20_body">
      <style:paragraph-properties fo:break-before="page"/>
      <style:text-properties fo:font-style="italic" officeooo:paragraph-rsid="00b77d62" style:font-style-asian="italic" style:font-style-complex="italic"/>
    </style:style>
    <style:style style:name="P62" style:family="paragraph" style:parent-style-name="Heading_20_3">
      <style:text-properties officeooo:paragraph-rsid="002f1d8d"/>
    </style:style>
    <style:style style:name="P63" style:family="paragraph" style:parent-style-name="Heading_20_3">
      <style:text-properties officeooo:paragraph-rsid="00b3361a"/>
    </style:style>
    <style:style style:name="P64" style:family="paragraph" style:parent-style-name="Standard" style:list-style-name="L1">
      <style:text-properties officeooo:paragraph-rsid="001de303"/>
    </style:style>
    <style:style style:name="P65" style:family="paragraph" style:parent-style-name="Standard">
      <style:text-properties officeooo:paragraph-rsid="001d887e"/>
    </style:style>
    <style:style style:name="P66" style:family="paragraph" style:parent-style-name="Standard">
      <style:text-properties officeooo:paragraph-rsid="00202105"/>
    </style:style>
    <style:style style:name="P67" style:family="paragraph" style:parent-style-name="Standard">
      <style:text-properties officeooo:paragraph-rsid="002243f0"/>
    </style:style>
    <style:style style:name="P68" style:family="paragraph" style:parent-style-name="Standard">
      <style:text-properties officeooo:paragraph-rsid="00225e72"/>
    </style:style>
    <style:style style:name="P69" style:family="paragraph" style:parent-style-name="Standard">
      <style:text-properties officeooo:paragraph-rsid="00231c2d"/>
    </style:style>
    <style:style style:name="P70" style:family="paragraph" style:parent-style-name="Standard">
      <style:text-properties officeooo:paragraph-rsid="00269f45"/>
    </style:style>
    <style:style style:name="P71" style:family="paragraph" style:parent-style-name="Standard">
      <style:text-properties officeooo:paragraph-rsid="00270aaf"/>
    </style:style>
    <style:style style:name="P72" style:family="paragraph" style:parent-style-name="Standard">
      <style:text-properties officeooo:paragraph-rsid="0028f125"/>
    </style:style>
    <style:style style:name="P73" style:family="paragraph" style:parent-style-name="Standard">
      <style:text-properties officeooo:paragraph-rsid="00293804"/>
    </style:style>
    <style:style style:name="P74" style:family="paragraph" style:parent-style-name="Standard">
      <style:text-properties officeooo:paragraph-rsid="003e5850"/>
    </style:style>
    <style:style style:name="P75" style:family="paragraph" style:parent-style-name="Standard">
      <style:text-properties officeooo:paragraph-rsid="00551731"/>
    </style:style>
    <style:style style:name="P76" style:family="paragraph" style:parent-style-name="Standard">
      <style:text-properties officeooo:paragraph-rsid="005933d2"/>
    </style:style>
    <style:style style:name="P77" style:family="paragraph" style:parent-style-name="Standard">
      <style:text-properties officeooo:paragraph-rsid="005cf946"/>
    </style:style>
    <style:style style:name="P78" style:family="paragraph" style:parent-style-name="Standard">
      <style:text-properties officeooo:paragraph-rsid="00600494"/>
    </style:style>
    <style:style style:name="P79" style:family="paragraph" style:parent-style-name="Standard">
      <style:text-properties officeooo:paragraph-rsid="006e1010"/>
    </style:style>
    <style:style style:name="T1" style:family="text">
      <style:text-properties officeooo:rsid="001e68d2"/>
    </style:style>
    <style:style style:name="T2" style:family="text">
      <style:text-properties officeooo:rsid="001efd9b"/>
    </style:style>
    <style:style style:name="T3" style:family="text">
      <style:text-properties officeooo:rsid="00202105"/>
    </style:style>
    <style:style style:name="T4" style:family="text">
      <style:text-properties officeooo:rsid="0020c671"/>
    </style:style>
    <style:style style:name="T5" style:family="text">
      <style:text-properties officeooo:rsid="00213f3e"/>
    </style:style>
    <style:style style:name="T6" style:family="text">
      <style:text-properties officeooo:rsid="002243f0"/>
    </style:style>
    <style:style style:name="T7" style:family="text">
      <style:text-properties officeooo:rsid="00225e72"/>
    </style:style>
    <style:style style:name="T8" style:family="text">
      <style:text-properties officeooo:rsid="00231c2d"/>
    </style:style>
    <style:style style:name="T9" style:family="text">
      <style:text-properties officeooo:rsid="0024c482"/>
    </style:style>
    <style:style style:name="T10" style:family="text">
      <style:text-properties officeooo:rsid="00269f45"/>
    </style:style>
    <style:style style:name="T11" style:family="text">
      <style:text-properties officeooo:rsid="00270aaf"/>
    </style:style>
    <style:style style:name="T12" style:family="text">
      <style:text-properties officeooo:rsid="0028f125"/>
    </style:style>
    <style:style style:name="T13" style:family="text">
      <style:text-properties officeooo:rsid="00293804"/>
    </style:style>
    <style:style style:name="T14" style:family="text">
      <style:text-properties officeooo:rsid="002af7c3"/>
    </style:style>
    <style:style style:name="T15" style:family="text">
      <style:text-properties officeooo:rsid="002b6fe5"/>
    </style:style>
    <style:style style:name="T16" style:family="text">
      <style:text-properties officeooo:rsid="002cf1ba"/>
    </style:style>
    <style:style style:name="T17" style:family="text">
      <style:text-properties officeooo:rsid="002ed3ae"/>
    </style:style>
    <style:style style:name="T18" style:family="text">
      <style:text-properties officeooo:rsid="002f1d8d"/>
    </style:style>
    <style:style style:name="T19" style:family="text">
      <style:text-properties officeooo:rsid="00301627"/>
    </style:style>
    <style:style style:name="T20" style:family="text">
      <style:text-properties officeooo:rsid="0031be61"/>
    </style:style>
    <style:style style:name="T21" style:family="text">
      <style:text-properties officeooo:rsid="00336ae7"/>
    </style:style>
    <style:style style:name="T22" style:family="text">
      <style:text-properties officeooo:rsid="003424b3"/>
    </style:style>
    <style:style style:name="T23" style:family="text">
      <style:text-properties officeooo:rsid="0034c778"/>
    </style:style>
    <style:style style:name="T24" style:family="text">
      <style:text-properties officeooo:rsid="0037548d"/>
    </style:style>
    <style:style style:name="T25" style:family="text">
      <style:text-properties officeooo:rsid="0038dc33"/>
    </style:style>
    <style:style style:name="T26" style:family="text">
      <style:text-properties officeooo:rsid="003a6fad"/>
    </style:style>
    <style:style style:name="T27" style:family="text">
      <style:text-properties officeooo:rsid="003c464e"/>
    </style:style>
    <style:style style:name="T28" style:family="text">
      <style:text-properties officeooo:rsid="003d3bac"/>
    </style:style>
    <style:style style:name="T29" style:family="text">
      <style:text-properties officeooo:rsid="003e5850"/>
    </style:style>
    <style:style style:name="T30" style:family="text">
      <style:text-properties officeooo:rsid="003ee1ac"/>
    </style:style>
    <style:style style:name="T31" style:family="text">
      <style:text-properties officeooo:rsid="003fa3a1"/>
    </style:style>
    <style:style style:name="T32" style:family="text">
      <style:text-properties officeooo:rsid="00406d80"/>
    </style:style>
    <style:style style:name="T33" style:family="text">
      <style:text-properties officeooo:rsid="0041b457"/>
    </style:style>
    <style:style style:name="T34" style:family="text">
      <style:text-properties officeooo:rsid="0042bf7b"/>
    </style:style>
    <style:style style:name="T35" style:family="text">
      <style:text-properties officeooo:rsid="0043b510"/>
    </style:style>
    <style:style style:name="T36" style:family="text">
      <style:text-properties officeooo:rsid="0044f810"/>
    </style:style>
    <style:style style:name="T37" style:family="text">
      <style:text-properties officeooo:rsid="0046a200"/>
    </style:style>
    <style:style style:name="T38" style:family="text">
      <style:text-properties officeooo:rsid="00489c94"/>
    </style:style>
    <style:style style:name="T39" style:family="text">
      <style:text-properties officeooo:rsid="0048e3e4"/>
    </style:style>
    <style:style style:name="T40" style:family="text">
      <style:text-properties officeooo:rsid="004bb298"/>
    </style:style>
    <style:style style:name="T41" style:family="text">
      <style:text-properties officeooo:rsid="004ca107"/>
    </style:style>
    <style:style style:name="T42" style:family="text">
      <style:text-properties officeooo:rsid="004e335d"/>
    </style:style>
    <style:style style:name="T43" style:family="text">
      <style:text-properties officeooo:rsid="004f5e69"/>
    </style:style>
    <style:style style:name="T44" style:family="text">
      <style:text-properties officeooo:rsid="0050e5aa"/>
    </style:style>
    <style:style style:name="T45" style:family="text">
      <style:text-properties officeooo:rsid="0050fcaa"/>
    </style:style>
    <style:style style:name="T46" style:family="text">
      <style:text-properties officeooo:rsid="00511031"/>
    </style:style>
    <style:style style:name="T47" style:family="text">
      <style:text-properties officeooo:rsid="0051c7e8"/>
    </style:style>
    <style:style style:name="T48" style:family="text">
      <style:text-properties officeooo:rsid="0052f921"/>
    </style:style>
    <style:style style:name="T49" style:family="text">
      <style:text-properties officeooo:rsid="00534e03"/>
    </style:style>
    <style:style style:name="T50" style:family="text">
      <style:text-properties officeooo:rsid="00551731"/>
    </style:style>
    <style:style style:name="T51" style:family="text">
      <style:text-properties officeooo:rsid="0056354d"/>
    </style:style>
    <style:style style:name="T52" style:family="text">
      <style:text-properties officeooo:rsid="005810c1"/>
    </style:style>
    <style:style style:name="T53" style:family="text">
      <style:text-properties officeooo:rsid="00581e68"/>
    </style:style>
    <style:style style:name="T54" style:family="text">
      <style:text-properties officeooo:rsid="0058c2f8"/>
    </style:style>
    <style:style style:name="T55" style:family="text">
      <style:text-properties officeooo:rsid="005933d2"/>
    </style:style>
    <style:style style:name="T56" style:family="text">
      <style:text-properties officeooo:rsid="00594253"/>
    </style:style>
    <style:style style:name="T57" style:family="text">
      <style:text-properties officeooo:rsid="005b12b5"/>
    </style:style>
    <style:style style:name="T58" style:family="text">
      <style:text-properties officeooo:rsid="005beee0"/>
    </style:style>
    <style:style style:name="T59" style:family="text">
      <style:text-properties officeooo:rsid="005c1144"/>
    </style:style>
    <style:style style:name="T60" style:family="text">
      <style:text-properties officeooo:rsid="005cf946"/>
    </style:style>
    <style:style style:name="T61" style:family="text">
      <style:text-properties officeooo:rsid="005f8227"/>
    </style:style>
    <style:style style:name="T62" style:family="text">
      <style:text-properties officeooo:rsid="005fa99e"/>
    </style:style>
    <style:style style:name="T63" style:family="text">
      <style:text-properties officeooo:rsid="00600494"/>
    </style:style>
    <style:style style:name="T64" style:family="text">
      <style:text-properties officeooo:rsid="0061a20e"/>
    </style:style>
    <style:style style:name="T65" style:family="text">
      <style:text-properties officeooo:rsid="0062d4ca"/>
    </style:style>
    <style:style style:name="T66" style:family="text">
      <style:text-properties officeooo:rsid="00644d6d"/>
    </style:style>
    <style:style style:name="T67" style:family="text">
      <style:text-properties officeooo:rsid="0064c599"/>
    </style:style>
    <style:style style:name="T68" style:family="text">
      <style:text-properties officeooo:rsid="00668a18"/>
    </style:style>
    <style:style style:name="T69" style:family="text">
      <style:text-properties officeooo:rsid="0067a2cd"/>
    </style:style>
    <style:style style:name="T70" style:family="text">
      <style:text-properties officeooo:rsid="006956a3"/>
    </style:style>
    <style:style style:name="T71" style:family="text">
      <style:text-properties officeooo:rsid="006a98ea"/>
    </style:style>
    <style:style style:name="T72" style:family="text">
      <style:text-properties officeooo:rsid="006b6438"/>
    </style:style>
    <style:style style:name="T73" style:family="text">
      <style:text-properties officeooo:rsid="006c0616"/>
    </style:style>
    <style:style style:name="T74" style:family="text">
      <style:text-properties officeooo:rsid="006c1924"/>
    </style:style>
    <style:style style:name="T75" style:family="text">
      <style:text-properties officeooo:rsid="006d45c2"/>
    </style:style>
    <style:style style:name="T76" style:family="text">
      <style:text-properties officeooo:rsid="006e1010"/>
    </style:style>
    <style:style style:name="T77" style:family="text">
      <style:text-properties officeooo:rsid="006eb6af"/>
    </style:style>
    <style:style style:name="T78" style:family="text">
      <style:text-properties officeooo:rsid="006ee768"/>
    </style:style>
    <style:style style:name="T79" style:family="text">
      <style:text-properties officeooo:rsid="007037f4"/>
    </style:style>
    <style:style style:name="T80" style:family="text">
      <style:text-properties officeooo:rsid="0071938d"/>
    </style:style>
    <style:style style:name="T81" style:family="text">
      <style:text-properties officeooo:rsid="0073401a"/>
    </style:style>
    <style:style style:name="T82" style:family="text">
      <style:text-properties officeooo:rsid="00735c5f"/>
    </style:style>
    <style:style style:name="T83" style:family="text">
      <style:text-properties officeooo:rsid="00746439"/>
    </style:style>
    <style:style style:name="T84" style:family="text">
      <style:text-properties officeooo:rsid="0074d455"/>
    </style:style>
    <style:style style:name="T85" style:family="text">
      <style:text-properties officeooo:rsid="00763b75"/>
    </style:style>
    <style:style style:name="T86" style:family="text">
      <style:text-properties officeooo:rsid="00765960"/>
    </style:style>
    <style:style style:name="T87" style:family="text">
      <style:text-properties officeooo:rsid="00782529"/>
    </style:style>
    <style:style style:name="T88" style:family="text">
      <style:text-properties officeooo:rsid="007833ca"/>
    </style:style>
    <style:style style:name="T89" style:family="text">
      <style:text-properties officeooo:rsid="0078e8e6"/>
    </style:style>
    <style:style style:name="T90" style:family="text">
      <style:text-properties officeooo:rsid="007ab795"/>
    </style:style>
    <style:style style:name="T91" style:family="text">
      <style:text-properties officeooo:rsid="007b4628"/>
    </style:style>
    <style:style style:name="T92" style:family="text">
      <style:text-properties officeooo:rsid="007b7f42"/>
    </style:style>
    <style:style style:name="T93" style:family="text">
      <style:text-properties officeooo:rsid="007d3870"/>
    </style:style>
    <style:style style:name="T94" style:family="text">
      <style:text-properties officeooo:rsid="007f2a49"/>
    </style:style>
    <style:style style:name="T95" style:family="text">
      <style:text-properties officeooo:rsid="0080ea79"/>
    </style:style>
    <style:style style:name="T96" style:family="text">
      <style:text-properties officeooo:rsid="00817832"/>
    </style:style>
    <style:style style:name="T97" style:family="text">
      <style:text-properties officeooo:rsid="00821a11"/>
    </style:style>
    <style:style style:name="T98" style:family="text">
      <style:text-properties officeooo:rsid="008251c3"/>
    </style:style>
    <style:style style:name="T99" style:family="text">
      <style:text-properties officeooo:rsid="0083721a"/>
    </style:style>
    <style:style style:name="T100" style:family="text">
      <style:text-properties officeooo:rsid="0083f325"/>
    </style:style>
    <style:style style:name="T101" style:family="text">
      <style:text-properties officeooo:rsid="0085e93f"/>
    </style:style>
    <style:style style:name="T102" style:family="text">
      <style:text-properties officeooo:rsid="00878ce2"/>
    </style:style>
    <style:style style:name="T103" style:family="text">
      <style:text-properties officeooo:rsid="00897aca"/>
    </style:style>
    <style:style style:name="T104" style:family="text">
      <style:text-properties officeooo:rsid="008a2af9"/>
    </style:style>
    <style:style style:name="T105" style:family="text">
      <style:text-properties officeooo:rsid="008b2169"/>
    </style:style>
    <style:style style:name="T106" style:family="text">
      <style:text-properties officeooo:rsid="008c129c"/>
    </style:style>
    <style:style style:name="T107" style:family="text">
      <style:text-properties officeooo:rsid="008d1762"/>
    </style:style>
    <style:style style:name="T108" style:family="text">
      <style:text-properties officeooo:rsid="008d9148"/>
    </style:style>
    <style:style style:name="T109" style:family="text">
      <style:text-properties officeooo:rsid="0090cf39"/>
    </style:style>
    <style:style style:name="T110" style:family="text">
      <style:text-properties officeooo:rsid="00915e60"/>
    </style:style>
    <style:style style:name="T111" style:family="text">
      <style:text-properties officeooo:rsid="00916c77"/>
    </style:style>
    <style:style style:name="T112" style:family="text">
      <style:text-properties officeooo:rsid="00925674"/>
    </style:style>
    <style:style style:name="T113" style:family="text">
      <style:text-properties officeooo:rsid="00938153"/>
    </style:style>
    <style:style style:name="T114" style:family="text">
      <style:text-properties officeooo:rsid="00951d16"/>
    </style:style>
    <style:style style:name="T115" style:family="text">
      <style:text-properties officeooo:rsid="0095fa6b"/>
    </style:style>
    <style:style style:name="T116" style:family="text">
      <style:text-properties officeooo:rsid="0097e104"/>
    </style:style>
    <style:style style:name="T117" style:family="text">
      <style:text-properties officeooo:rsid="0099da44"/>
    </style:style>
    <style:style style:name="T118" style:family="text">
      <style:text-properties officeooo:rsid="009af580"/>
    </style:style>
    <style:style style:name="T119" style:family="text">
      <style:text-properties officeooo:rsid="009bd3d7"/>
    </style:style>
    <style:style style:name="T120" style:family="text">
      <style:text-properties officeooo:rsid="009dc0ad"/>
    </style:style>
    <style:style style:name="T121" style:family="text">
      <style:text-properties officeooo:rsid="009f3634"/>
    </style:style>
    <style:style style:name="T122" style:family="text">
      <style:text-properties officeooo:rsid="00a02a3a"/>
    </style:style>
    <style:style style:name="T123" style:family="text">
      <style:text-properties officeooo:rsid="00a1e8da"/>
    </style:style>
    <style:style style:name="T124" style:family="text">
      <style:text-properties officeooo:rsid="00a31b5b"/>
    </style:style>
    <style:style style:name="T125" style:family="text">
      <style:text-properties officeooo:rsid="00a4461d"/>
    </style:style>
    <style:style style:name="T126" style:family="text">
      <style:text-properties officeooo:rsid="00a5a1a2"/>
    </style:style>
    <style:style style:name="T127" style:family="text">
      <style:text-properties officeooo:rsid="00a6efe3"/>
    </style:style>
    <style:style style:name="T128" style:family="text">
      <style:text-properties officeooo:rsid="00a86c96"/>
    </style:style>
    <style:style style:name="T129" style:family="text">
      <style:text-properties officeooo:rsid="00aad9ea"/>
    </style:style>
    <style:style style:name="T130" style:family="text">
      <style:text-properties officeooo:rsid="00ac8576"/>
    </style:style>
    <style:style style:name="T131" style:family="text">
      <style:text-properties fo:font-weight="bold" officeooo:rsid="00aad9ea" style:font-weight-asian="bold" style:font-weight-complex="bold"/>
    </style:style>
    <style:style style:name="T132" style:family="text">
      <style:text-properties officeooo:rsid="00af22f6"/>
    </style:style>
    <style:style style:name="T133" style:family="text">
      <style:text-properties officeooo:rsid="00af49df"/>
    </style:style>
    <style:style style:name="T134" style:family="text">
      <style:text-properties officeooo:rsid="00b10040"/>
    </style:style>
    <style:style style:name="T135" style:family="text">
      <style:text-properties officeooo:rsid="00b69b61"/>
    </style:style>
    <style:style style:name="T136" style:family="text">
      <style:text-properties officeooo:rsid="00b77d62"/>
    </style:style>
    <style:style style:name="T137" style:family="text">
      <style:text-properties officeooo:rsid="00b826c6"/>
    </style:style>
    <style:style style:name="T138" style:family="text">
      <style:text-properties officeooo:rsid="00ba615b"/>
    </style:style>
    <style:style style:name="T139" style:family="text">
      <style:text-properties officeooo:rsid="00bc9838"/>
    </style:style>
    <style:style style:name="T140" style:family="text">
      <style:text-properties officeooo:rsid="00be1242"/>
    </style:style>
    <style:style style:name="T141" style:family="text">
      <style:text-properties officeooo:rsid="00be35cc"/>
    </style:style>
    <style:style style:name="T142" style:family="text">
      <style:text-properties officeooo:rsid="00bf5b4a"/>
    </style:style>
    <style:style style:name="T143" style:family="text">
      <style:text-properties officeooo:rsid="00c0ad18"/>
    </style:style>
    <style:style style:name="T144" style:family="text">
      <style:text-properties officeooo:rsid="00c1558e"/>
    </style:style>
    <style:style style:name="T145" style:family="text">
      <style:text-properties officeooo:rsid="00c4fb35"/>
    </style:style>
    <style:style style:name="T146" style:family="text">
      <style:text-properties officeooo:rsid="00c6d6e0"/>
    </style:style>
    <style:style style:name="T147" style:family="text">
      <style:text-properties officeooo:rsid="00c77572"/>
    </style:style>
    <style:style style:name="T148" style:family="text">
      <style:text-properties officeooo:rsid="00c95663"/>
    </style:style>
    <style:style style:name="T149" style:family="text">
      <style:text-properties fo:font-style="italic" officeooo:rsid="00c97782" style:font-style-asian="italic" style:font-style-complex="italic"/>
    </style:style>
    <style:style style:name="T150" style:family="text">
      <style:text-properties fo:font-style="italic" officeooo:rsid="00cb35f5" style:font-style-asian="italic" style:font-style-complex="italic"/>
    </style:style>
    <style:style style:name="T151" style:family="text">
      <style:text-properties fo:font-style="italic" officeooo:rsid="00d63467" style:font-style-asian="italic" style:font-style-complex="italic"/>
    </style:style>
    <style:style style:name="T152" style:family="text">
      <style:text-properties fo:font-style="italic" officeooo:rsid="00d78c6e" style:font-style-asian="italic" style:font-style-complex="italic"/>
    </style:style>
    <style:style style:name="T153" style:family="text">
      <style:text-properties officeooo:rsid="00cc2aab"/>
    </style:style>
    <style:style style:name="T154" style:family="text">
      <style:text-properties officeooo:rsid="00ce1657"/>
    </style:style>
    <style:style style:name="T155" style:family="text">
      <style:text-properties officeooo:rsid="00cf167c"/>
    </style:style>
    <style:style style:name="T156" style:family="text">
      <style:text-properties officeooo:rsid="00cf97c7"/>
    </style:style>
    <style:style style:name="T157" style:family="text">
      <style:text-properties officeooo:rsid="00d06495"/>
    </style:style>
    <style:style style:name="T158" style:family="text">
      <style:text-properties officeooo:rsid="00d1498b"/>
    </style:style>
    <style:style style:name="T159" style:family="text">
      <style:text-properties officeooo:rsid="00d25f97"/>
    </style:style>
    <style:style style:name="T160" style:family="text">
      <style:text-properties officeooo:rsid="00d40d9f"/>
    </style:style>
    <style:style style:name="T161" style:family="text">
      <style:text-properties officeooo:rsid="00d494b7"/>
    </style:style>
    <style:style style:name="T162" style:family="text">
      <style:text-properties officeooo:rsid="00d96ede"/>
    </style:style>
    <style:style style:name="T163" style:family="text">
      <style:text-properties officeooo:rsid="00da53b6"/>
    </style:style>
    <style:style style:name="T164" style:family="text">
      <style:text-properties officeooo:rsid="00dbec05"/>
    </style:style>
    <style:style style:name="T165" style:family="text">
      <style:text-properties officeooo:rsid="00dc8bf8"/>
    </style:style>
    <style:style style:name="T166" style:family="text">
      <style:text-properties officeooo:rsid="00dd8be9"/>
    </style:style>
    <style:style style:name="T167" style:family="text">
      <style:text-properties officeooo:rsid="00de87f8"/>
    </style:style>
    <style:style style:name="T168" style:family="text">
      <style:text-properties officeooo:rsid="00ded15e"/>
    </style:style>
    <style:style style:name="T169" style:family="text">
      <style:text-properties officeooo:rsid="00e0b30a"/>
    </style:style>
    <style:style style:name="T170" style:family="text">
      <style:text-properties officeooo:rsid="00e2220b"/>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 text:outline-level="1"><text:bookmark-start text:name="__RefHeading__345_388439170"/><text:span text:style-name="T139">A functional approach to bdd-style assertions for web </text:span><text:span text:style-name="T140">based</text:span><text:span text:style-name="T139"> </text:span><text:span text:style-name="T140">programming </text:span><text:span text:style-name="T141">in Javascript</text:span><text:bookmark-end text:name="__RefHeading__345_388439170"/></text:h>
      <text:p text:style-name="P57"><text:span text:style-name="T143">MSc Final Project</text:span></text:p>
      <text:p text:style-name="P58"><text:span text:style-name="T142">Jim Higson</text:span></text:p>
      <text:p text:style-name="P57"><text:span text:style-name="T144">??? term 2013</text:span></text:p>
      <text:p text:style-name="P56"><text:span text:style-name="T142"/></text:p>
      <text:p text:style-name="P54"><text:span text:style-name="T134"><text:word-count>2583</text:word-count></text:span><text:span text:style-name="T134"> </text:span><text:span text:style-name="T138">Words </text:span><text:span text:style-name="T149">target is </text:span><text:span text:style-name="T150">15,000 to 20,000 </text:span><text:span text:style-name="T152">(strict max)</text:span><text:span text:style-name="T150">. 45-60 pages. </text:span><text:span text:style-name="T151">Exclude Biblo but everything else.</text:span></text:p>
      <text:h text:style-name="P5" text:outline-level="1"><text:bookmark-start text:name="__RefHeading__347_388439170"/><text:span text:style-name="T134">Abstract </text:span><text:span text:style-name="T170">(100 to 200 words)</text:span><text:bookmark-end text:name="__RefHeading__347_388439170"/></text:h>
      <text:p text:style-name="P45"><text:span text:style-name="T136"><text:s/></text:span><text:span text:style-name="T137">~2 longish paragraphs</text:span></text:p>
      <text:p text:style-name="P46"><text:span text:style-name="T145">Area of study</text:span></text:p>
      <text:p text:style-name="P46"><text:span text:style-name="T145">Contribution to the knowledge in this area</text:span></text:p>
      <text:p text:style-name="P46"><text:span text:style-name="T145">Contents of dissertation</text:span></text:p>
      <text:p text:style-name="P46"><text:span text:style-name="T145">Other points of interest</text:span></text:p>
      <text:p text:style-name="P47"><text:span text:style-name="T146">Write in passive sense (just for the abstract. Rest should be </text:span><text:span text:style-name="T147">first person plural 'we...</text:span><text:span text:style-name="T148">'</text:span><text:span text:style-name="T147">)</text:span></text:p>
      <text:p text:style-name="P61"><text:span text:style-name="T137"/></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9"><text:a xlink:type="simple" xlink:href="#__RefHeading__345_388439170" text:style-name="Index_20_Link" text:visited-style-name="Index_20_Link">A functional approach to bdd-style assertions for web based programming in Javascript<text:tab/>1</text:a></text:p>
          <text:p text:style-name="P9"><text:a xlink:type="simple" xlink:href="#__RefHeading__347_388439170" text:style-name="Index_20_Link" text:visited-style-name="Index_20_Link">Abstract<text:tab/>2</text:a></text:p>
          <text:p text:style-name="P9"><text:a xlink:type="simple" xlink:href="#__RefHeading__351_388439170" text:style-name="Index_20_Link" text:visited-style-name="Index_20_Link">Introduction 2-5 pages<text:tab/>3</text:a></text:p>
          <text:p text:style-name="P9"><text:a xlink:type="simple" xlink:href="#__RefHeading__353_388439170" text:style-name="Index_20_Link" text:visited-style-name="Index_20_Link">Background 2 to 10 pages<text:tab/>3</text:a></text:p>
          <text:p text:style-name="P3"><text:a xlink:type="simple" xlink:href="#__RefHeading__487_388439170" text:style-name="Index_20_Link" text:visited-style-name="Index_20_Link">What Javascript is<text:tab/>4</text:a></text:p>
          <text:p text:style-name="P3"><text:a xlink:type="simple" xlink:href="#__RefHeading__599_388439170" text:style-name="Index_20_Link" text:visited-style-name="Index_20_Link">State of testing in Javascript<text:tab/>4</text:a></text:p>
          <text:p text:style-name="P3"><text:a xlink:type="simple" xlink:href="#__RefHeading__429_388439170" text:style-name="Index_20_Link" text:visited-style-name="Index_20_Link">Prior art<text:tab/>4</text:a></text:p>
          <text:p text:style-name="P8"><text:a xlink:type="simple" xlink:href="#__RefHeading__367_388439170" text:style-name="Index_20_Link" text:visited-style-name="Index_20_Link">Functional.js<text:tab/>4</text:a></text:p>
          <text:p text:style-name="P8"><text:a xlink:type="simple" xlink:href="#__RefHeading__489_388439170" text:style-name="Index_20_Link" text:visited-style-name="Index_20_Link">QuickCheck<text:tab/>4</text:a></text:p>
          <text:p text:style-name="P8"><text:a xlink:type="simple" xlink:href="#__RefHeading__369_388439170" text:style-name="Index_20_Link" text:visited-style-name="Index_20_Link">Along.es<text:tab/>4</text:a></text:p>
          <text:p text:style-name="P8"><text:a xlink:type="simple" xlink:href="#__RefHeading__371_388439170" text:style-name="Index_20_Link" text:visited-style-name="Index_20_Link">Bilby.js<text:tab/>4</text:a></text:p>
          <text:p text:style-name="P8"><text:a xlink:type="simple" xlink:href="#__RefHeading__373_388439170" text:style-name="Index_20_Link" text:visited-style-name="Index_20_Link">Sinon.js<text:tab/>4</text:a></text:p>
          <text:p text:style-name="P8"><text:a xlink:type="simple" xlink:href="#__RefHeading__375_388439170" text:style-name="Index_20_Link" text:visited-style-name="Index_20_Link">Oboe.js<text:tab/>4</text:a></text:p>
          <text:p text:style-name="P8"><text:a xlink:type="simple" xlink:href="#__RefHeading__377_388439170" text:style-name="Index_20_Link" text:visited-style-name="Index_20_Link">Jasmine<text:tab/>4</text:a></text:p>
          <text:p text:style-name="P8"><text:a xlink:type="simple" xlink:href="#__RefHeading__431_388439170" text:style-name="Index_20_Link" text:visited-style-name="Index_20_Link">JSTestDriver, Karma<text:tab/>4</text:a></text:p>
          <text:p text:style-name="P9"><text:a xlink:type="simple" xlink:href="#__RefHeading__355_388439170" text:style-name="Index_20_Link" text:visited-style-name="Index_20_Link">Application and Reflection 40 to 60 pages<text:tab/>4</text:a></text:p>
          <text:p text:style-name="P9"><text:a xlink:type="simple" xlink:href="#__RefHeading__357_388439170" text:style-name="Index_20_Link" text:visited-style-name="Index_20_Link">Conclusion 1 to 5 pages<text:tab/>5</text:a></text:p>
          <text:p text:style-name="P9"><text:a xlink:type="simple" xlink:href="#__RefHeading__359_388439170" text:style-name="Index_20_Link" text:visited-style-name="Index_20_Link">Bibliography<text:tab/>5</text:a></text:p>
          <text:p text:style-name="P9"><text:a xlink:type="simple" xlink:href="#__RefHeading__361_388439170" text:style-name="Index_20_Link" text:visited-style-name="Index_20_Link">Appendix<text:tab/>5</text:a></text:p>
          <text:p text:style-name="P8"><text:a xlink:type="simple" xlink:href="#__RefHeading__363_388439170" text:style-name="Index_20_Link" text:visited-style-name="Index_20_Link">Motivation<text:tab/>5</text:a></text:p>
          <text:p text:style-name="P3"><text:a xlink:type="simple" xlink:href="#__RefHeading__381_388439170" text:style-name="Index_20_Link" text:visited-style-name="Index_20_Link">Require.js:<text:tab/>5</text:a></text:p>
          <text:p text:style-name="P8"><text:a xlink:type="simple" xlink:href="#__RefHeading__383_388439170" text:style-name="Index_20_Link" text:visited-style-name="Index_20_Link">Circular dependencies<text:tab/>6</text:a></text:p>
          <text:p text:style-name="P8"><text:a xlink:type="simple" xlink:href="#__RefHeading__385_388439170" text:style-name="Index_20_Link" text:visited-style-name="Index_20_Link">Halt<text:tab/>6</text:a></text:p>
          <text:p text:style-name="P8"><text:a xlink:type="simple" xlink:href="#__RefHeading__387_388439170" text:style-name="Index_20_Link" text:visited-style-name="Index_20_Link">Why test driven<text:tab/>6</text:a></text:p>
          <text:p text:style-name="P8"><text:a xlink:type="simple" xlink:href="#__RefHeading__389_388439170" text:style-name="Index_20_Link" text:visited-style-name="Index_20_Link">Liberal currying<text:tab/>7</text:a></text:p>
          <text:p text:style-name="P8"><text:a xlink:type="simple" xlink:href="#__RefHeading__391_388439170" text:style-name="Index_20_Link" text:visited-style-name="Index_20_Link">Implement jsonPath using Naga?<text:tab/>7</text:a></text:p>
          <text:p text:style-name="P3"><text:a xlink:type="simple" xlink:href="#__RefHeading__393_388439170" text:style-name="Index_20_Link" text:visited-style-name="Index_20_Link">N-ary functions<text:tab/>7</text:a></text:p>
          <text:p text:style-name="P8"><text:a xlink:type="simple" xlink:href="#__RefHeading__395_388439170" text:style-name="Index_20_Link" text:visited-style-name="Index_20_Link">Other problems being functional<text:tab/>7</text:a></text:p>
          <text:p text:style-name="P3"><text:a xlink:type="simple" xlink:href="#__RefHeading__397_388439170" text:style-name="Index_20_Link" text:visited-style-name="Index_20_Link">Testing<text:tab/>8</text:a></text:p>
          <text:p text:style-name="P8"><text:a xlink:type="simple" xlink:href="#__RefHeading__399_388439170" text:style-name="Index_20_Link" text:visited-style-name="Index_20_Link">The asserter object pattern<text:tab/>8</text:a></text:p>
          <text:p text:style-name="P8"><text:a xlink:type="simple" xlink:href="#__RefHeading__401_388439170" text:style-name="Index_20_Link" text:visited-style-name="Index_20_Link">Functional Composition and exception catching raising through a call stack<text:tab/>8</text:a></text:p>
          <text:p text:style-name="P8"><text:a xlink:type="simple" xlink:href="#__RefHeading__403_388439170" text:style-name="Index_20_Link" text:visited-style-name="Index_20_Link">Statelessness<text:tab/>8</text:a></text:p>
          <text:p text:style-name="P8"><text:a xlink:type="simple" xlink:href="#__RefHeading__405_388439170" text:style-name="Index_20_Link" text:visited-style-name="Index_20_Link">Authorship<text:tab/>8</text:a></text:p>
          <text:p text:style-name="P8"><text:a xlink:type="simple" xlink:href="#__RefHeading__407_388439170" text:style-name="Index_20_Link" text:visited-style-name="Index_20_Link">The difficulty of testing a network of interdependent small components in isolation<text:tab/>9</text:a></text:p>
          <text:p text:style-name="P8"><text:a xlink:type="simple" xlink:href="#__RefHeading__409_388439170" text:style-name="Index_20_Link" text:visited-style-name="Index_20_Link">Difficulty of meta-testing a testing framework<text:tab/>9</text:a></text:p>
          <text:p text:style-name="P8"><text:a xlink:type="simple" xlink:href="#__RefHeading__411_388439170" text:style-name="Index_20_Link" text:visited-style-name="Index_20_Link">Guards<text:tab/>9</text:a></text:p>
          <text:p text:style-name="P8"><text:a xlink:type="simple" xlink:href="#__RefHeading__413_388439170" text:style-name="Index_20_Link" text:visited-style-name="Index_20_Link">Musings<text:tab/>9</text:a></text:p>
          <text:p text:style-name="P8"><text:a xlink:type="simple" xlink:href="#__RefHeading__415_388439170" text:style-name="Index_20_Link" text:visited-style-name="Index_20_Link">Chain vs unintenifyable calls or B-method<text:tab/>10</text:a></text:p>
        </text:index-body>
      </text:table-of-content>
      <text:p text:style-name="Text_20_body"><text:span text:style-name="T134"/></text:p>
      <text:h text:style-name="Heading_20_1" text:outline-level="1"><text:bookmark-start text:name="__RefHeading__351_388439170"/><text:span text:style-name="T124">Introduction </text:span><text:span text:style-name="T169">(</text:span><text:span text:style-name="T153">2 </text:span><text:span text:style-name="T169">to </text:span><text:span text:style-name="T153">5 pages</text:span><text:span text:style-name="T169">)</text:span><text:bookmark-end text:name="__RefHeading__351_388439170"/></text:h>
      <text:p text:style-name="P51"><text:span text:style-name="T164">Set reader's expectations. Advance state of the art?</text:span></text:p>
      <text:p text:style-name="P59"><text:span text:style-name="T165">Advancing what is easily expressible in bbd testing for Javascript projects over a range of different programming paradigms</text:span><text:span text:style-name="T166">. Presenting an example project.</text:span></text:p>
      <text:p text:style-name="P50"><text:span text:style-name="T163">What is the reader about the read? On which terms should it be assessed?</text:span></text:p>
      <text:p text:style-name="P49"><text:span text:style-name="T162">Present a picture of the dissertation as a whole</text:span></text:p>
      <text:h text:style-name="Heading_20_1" text:outline-level="1"><text:bookmark-start text:name="__RefHeading__353_388439170"/><text:soft-page-break/><text:span text:style-name="T124">Background </text:span><text:span text:style-name="T168">(</text:span><text:span text:style-name="T154">2 to 10 pages</text:span><text:span text:style-name="T168">)</text:span><text:bookmark-end text:name="__RefHeading__353_388439170"/></text:h>
      <text:p text:style-name="P48"><text:span text:style-name="T157">This doesn't seem like a lota pages. </text:span><text:span text:style-name="T158">Looks like skimming, but with lots of code examples.</text:span></text:p>
      <text:h text:style-name="Heading_20_2" text:outline-level="2"><text:bookmark-start text:name="__RefHeading__487_388439170"/><text:span text:style-name="T159">What Javascript is</text:span><text:bookmark-end text:name="__RefHeading__487_388439170"/></text:h>
      <text:p text:style-name="P60"><text:span text:style-name="T160">Mixed paradigm</text:span></text:p>
      <text:p text:style-name="P52"><text:span text:style-name="T128">Mention client-side javascript. Tests should be aplicable to more than just the front-end. </text:span><text:span text:style-name="T129">How coding on server-side is different.</text:span></text:p>
      <text:p text:style-name="P53"><text:span text:style-name="T129">Show </text:span><text:span text:style-name="T131">diagram</text:span><text:span text:style-name="T129">: seperated front-end into client side only vs distributed front-end. Follows </text:span><text:span text:style-name="T130">a SOA interpretation of an </text:span><text:span text:style-name="T129">MVC pattern.</text:span></text:p>
      <text:h text:style-name="Heading_20_2" text:outline-level="2"><text:bookmark-start text:name="__RefHeading__599_388439170"/><text:span text:style-name="T161">State of testing in Javascript</text:span><text:bookmark-end text:name="__RefHeading__599_388439170"/></text:h>
      <text:h text:style-name="P7" text:outline-level="2"><text:bookmark-start text:name="__RefHeading__429_388439170"/><text:span text:style-name="T84">Prior art</text:span><text:bookmark-end text:name="__RefHeading__429_388439170"/></text:h>
      <text:p text:style-name="P55"><text:span text:style-name="T84">String-based functional programming.</text:span></text:p>
      <text:p text:style-name="P55"><text:span text:style-name="T85">A function should DO SOMETHING (comment on 'B</text:span><text:span text:style-name="T86">-method</text:span><text:span text:style-name="T85">')</text:span></text:p>
      <text:p text:style-name="P55"><text:span text:style-name="T85">A well designed library should finesse itself inside the language. It should extend it without feeling like it is fighting against its host.</text:span></text:p>
      <text:p text:style-name="P55"><text:span text:style-name="T120">Need to research</text:span></text:p>
      <text:h text:style-name="P63" text:outline-level="3"><text:bookmark-start text:name="__RefHeading__367_388439170"/><text:span text:style-name="T120">Functional.js</text:span><text:bookmark-end text:name="__RefHeading__367_388439170"/></text:h>
      <text:h text:style-name="Heading_20_3" text:outline-level="3"><text:bookmark-start text:name="__RefHeading__489_388439170"/><text:span text:style-name="T135">QuickCheck</text:span><text:bookmark-end text:name="__RefHeading__489_388439170"/></text:h>
      <text:h text:style-name="P63" text:outline-level="3"><text:bookmark-start text:name="__RefHeading__369_388439170"/><text:span text:style-name="T120">Along.es</text:span><text:bookmark-end text:name="__RefHeading__369_388439170"/></text:h>
      <text:h text:style-name="P63" text:outline-level="3"><text:bookmark-start text:name="__RefHeading__371_388439170"/><text:span text:style-name="T120">Bilby.js</text:span><text:bookmark-end text:name="__RefHeading__371_388439170"/></text:h>
      <text:h text:style-name="P63" text:outline-level="3"><text:bookmark-start text:name="__RefHeading__373_388439170"/><text:span text:style-name="T121">Sinon.js</text:span><text:bookmark-end text:name="__RefHeading__373_388439170"/></text:h>
      <text:h text:style-name="P63" text:outline-level="3"><text:bookmark-start text:name="__RefHeading__375_388439170"/><text:span text:style-name="T121">Oboe.js</text:span><text:bookmark-end text:name="__RefHeading__375_388439170"/></text:h>
      <text:h text:style-name="P63" text:outline-level="3"><text:bookmark-start text:name="__RefHeading__377_388439170"/><text:span text:style-name="T120">Jasmine</text:span><text:bookmark-end text:name="__RefHeading__377_388439170"/></text:h>
      <text:p text:style-name="P55"><text:span text:style-name="T120"><text:tab/></text:span><text:span text:style-name="T122">How it allows </text:span><text:span text:style-name="T123">descriptions to be inserted into the tests at will is nice</text:span></text:p>
      <text:h text:style-name="P63" text:outline-level="3"><text:bookmark-start text:name="__RefHeading__431_388439170"/><text:span text:style-name="T120">JSTestDriver, </text:span><text:span text:style-name="T122">Karma</text:span><text:bookmark-end text:name="__RefHeading__431_388439170"/></text:h>
      <text:p text:style-name="P53"><text:span text:style-name="T129"/></text:p>
      <text:h text:style-name="Heading_20_1" text:outline-level="1"><text:bookmark-start text:name="__RefHeading__355_388439170"/><text:span text:style-name="T124">Application and Reflection </text:span><text:span text:style-name="T167">(</text:span><text:span text:style-name="T155">40 to 60 pages</text:span><text:span text:style-name="T167">)</text:span><text:bookmark-end text:name="__RefHeading__355_388439170"/></text:h>
      <text:p text:style-name="P43"><text:span text:style-name="T126">Application of ideas from within the Softeng programme. </text:span><text:span text:style-name="T132">Reflect on softeng techniques available to you from programme and elsewhere, choose them in a justified way. </text:span><text:span text:style-name="T133">Show deeper understanding than would be possible by presenting an application of the techniques.</text:span></text:p>
      <text:p text:style-name="P44"><text:soft-page-break/><text:span text:style-name="T127">If material not from within the programme, why could it be so?</text:span></text:p>
      <text:h text:style-name="Heading_20_1" text:outline-level="1"><text:bookmark-start text:name="__RefHeading__357_388439170"/><text:span text:style-name="T124">Conclusion </text:span><text:span text:style-name="T167">(</text:span><text:span text:style-name="T156">1 to 5 pages</text:span><text:span text:style-name="T167">)</text:span><text:bookmark-end text:name="__RefHeading__357_388439170"/></text:h>
      <text:h text:style-name="Heading_20_1" text:outline-level="1"><text:bookmark-start text:name="__RefHeading__359_388439170"/><text:span text:style-name="T125">Bibliography</text:span><text:bookmark-end text:name="__RefHeading__359_388439170"/></text:h>
      <text:h text:style-name="Heading_20_1" text:outline-level="1"><text:bookmark-start text:name="__RefHeading__361_388439170"/><text:span text:style-name="T125">Appendix</text:span><text:bookmark-end text:name="__RefHeading__361_388439170"/></text:h>
      <text:h text:style-name="Heading_20_3" text:outline-level="3"><text:bookmark-start text:name="__RefHeading__363_388439170"/>Motivation<text:bookmark-end text:name="__RefHeading__363_388439170"/></text:h>
      <text:p text:style-name="P2"/>
      <text:list xml:id="list2310361919112440875" text:style-name="L1">
        <text:list-item>
          <text:p text:style-name="P64">no 'ignore-that-bit' words in specs. Eg, inline functions – that syntax doesn't belong in QA-readable tests. In definitions elesewhere, even these shouldn't be too unusual for programmers – eg, don't have to know how curryable works to curry functions into specs.</text:p>
        </text:list-item>
        <text:list-item>
          <text:p text:style-name="P64">As few as possible 'wrapper' objects, where wrapping is needed higher-order functions should fulfill that need or the libs should intellegently wrap by default.</text:p>
        </text:list-item>
        <text:list-item>
          <text:p text:style-name="P64">Stateless. Reduces what needs to be done by test writer. Avoids tests influencing each other, promotes atomicity. 2+2 example</text:p>
        </text:list-item>
        <text:list-item>
          <text:p text:style-name="P64">Show examples of 2+2=4 in all known frameworks</text:p>
          <text:list>
            <text:list-item>
              <text:p text:style-name="P64">Include error messages generated</text:p>
            </text:list-item>
          </text:list>
        </text:list-item>
        <text:list-item>
          <text:p text:style-name="P64">On failure, good error messages are very important (why?) but generally are poorly handled “expected 1 but got 2”, need to be able to create from all the parts.</text:p>
        </text:list-item>
        <text:list-item>
          <text:p text:style-name="P64">IDE integration – ride on the coattails of existing runners by working under them.</text:p>
        </text:list-item>
        <text:list-item>
          <text:p text:style-name="P64">Curryable and chainable.</text:p>
        </text:list-item>
        <text:list-item>
          <text:p text:style-name="P64">Introduction of functional principles allows much neater testing – eg curryable add in test</text:p>
        </text:list-item>
        <text:list-item>
          <text:p text:style-name="P64">Functional.js – why deficient, creates new language without any of the protection inside of Strings. Confusing, two langauges.</text:p>
        </text:list-item>
      </text:list>
      <text:h text:style-name="Heading_20_2" text:outline-level="2"><text:span text:style-name="T122"/></text:h>
      <text:p text:style-name="P42"><text:span text:style-name="T120"/></text:p>
      <text:h text:style-name="Heading_20_3" text:outline-level="3"><text:span text:style-name="T120"/></text:h>
      <text:h text:style-name="Heading_20_2" text:outline-level="2"><text:bookmark-start text:name="__RefHeading__381_388439170"/>Require.js:<text:bookmark-end text:name="__RefHeading__381_388439170"/></text:h>
      <text:p text:style-name="P75"><text:span text:style-name="T50">Buidling dependency injection inside the language itlsef – a flattening perhaps, no 'language' and 'inside the language', a language defining itself. </text:span><text:span text:style-name="T51">Similar to prototypical inheritence models – no concept of a class, all concepts visible within the language itself </text:span><text:span text:style-name="T52">using the standard </text:span><text:span text:style-name="T53">meta</text:span><text:span text:style-name="T52">model provided</text:span><text:span text:style-name="T51">. </text:span><text:span text:style-name="T54">Eg, in Java can't define a new concept of a class, or create a new import statement.</text:span></text:p>
      <text:p text:style-name="P75"><text:span text:style-name="T54"/></text:p>
      <text:p text:style-name="P76"><text:span text:style-name="T55">A language which can (seemingly) be ex</text:span><text:span text:style-name="T56">p</text:span><text:span text:style-name="T55">anded from within itself. </text:span><text:span text:style-name="T57">Libraries seem to provide new </text:span><text:span text:style-name="T59">syntactically</text:span><text:span text:style-name="T57"> valid statements </text:span><text:span text:style-name="T58">which were not obviously a part of the language syntax before</text:span><text:span text:style-name="T57">.</text:span></text:p>
      <text:p text:style-name="P75"><text:span text:style-name="T50"/></text:p>
      <text:p text:style-name="Standard">Asynchronous loading via higher-order functions. Essentially, monadic form to dynamically load code dependencies.</text:p>
      <text:p text:style-name="Standard"/>
      <text:p text:style-name="P77"><text:span text:style-name="T60">This kind of injection provides a convenient way to inject fakes/stubs etc as an easy form of dependency injection. </text:span><text:span text:style-name="T61">However, in higher level OOP systems normally easier to not do it this way </text:span><text:span text:style-name="T62">(say why)</text:span><text:span text:style-name="T61">.</text:span></text:p>
      <text:p text:style-name="P1"><text:soft-page-break/></text:p>
      <text:p text:style-name="P1">Using jstd+ require.js together</text:p>
      <text:p text:style-name="P1"><text:tab/>Code to do this, un-generified/extrated</text:p>
      <text:p text:style-name="P1"><text:tab/>New version as a function</text:p>
      <text:p text:style-name="P1"/>
      <text:p text:style-name="P1">Require.js – modules defined in language itself, shows flexibility. Quote from Hackers+Painters re high-level of a language defined in its own low-level.</text:p>
      <text:p text:style-name="P1"/>
      <text:p text:style-name="P68"><text:span text:style-name="T7">Require optimise to package</text:span></text:p>
      <text:p text:style-name="P1"/>
      <text:p text:style-name="P67"><text:span text:style-name="T6">Contrast with namespacing (YAHOO-like) approach. </text:span><text:span text:style-name="T7">No publically exposed namespace. Can still package in that way using Require for familiarity, ie with a /dist/ folder – users can't get just the bits that they want.</text:span></text:p>
      <text:p text:style-name="P67"><text:span text:style-name="T7"/></text:p>
      <text:p text:style-name="P69"><text:span text:style-name="T8">Bringing into a closure provides local shortcutting of global names. Less clumbsy to use single-token names than </text:span><text:span text:style-name="T9">namespaced ones.</text:span></text:p>
      <text:p text:style-name="P69"><text:span text:style-name="T9"/></text:p>
      <text:h text:style-name="Heading_20_3" text:outline-level="3"><text:bookmark-start text:name="__RefHeading__383_388439170"/><text:span text:style-name="T93">Circular dependencies</text:span><text:bookmark-end text:name="__RefHeading__383_388439170"/></text:h>
      <text:p text:style-name="P32"><text:span text:style-name="T94">How to solve them</text:span></text:p>
      <text:p text:style-name="P33"><text:span text:style-name="T95">Why it isn't a problem in the normal language (between functions). But this can't be reproduced </text:span><text:span text:style-name="T97">within the language itself</text:span><text:span text:style-name="T96">.</text:span></text:p>
      <text:p text:style-name="P32"><text:span text:style-name="T94">Not so good: programmer has to know larger context, not just the context of their smaller components's context</text:span></text:p>
      <text:p text:style-name="P32"><text:span text:style-name="T94"><text:tab/></text:span><text:span text:style-name="T98">The problem is easier to solve for objects (that will be added to later) than it is for bare functions.</text:span></text:p>
      <text:p text:style-name="P32"><text:span text:style-name="T98"><text:tab/><text:tab/>But requires mutability.</text:span></text:p>
      <text:p text:style-name="P32"><text:span text:style-name="T99"><text:tab/>Can ask for dependencies as needed from one side by depending on 'require'.</text:span></text:p>
      <text:p text:style-name="P32"><text:span text:style-name="T99"/></text:p>
      <text:p text:style-name="P35"><text:span text:style-name="T100">Example: </text:span></text:p>
      <text:p text:style-name="P35"><text:span text:style-name="T100"><text:tab/>curry needs template to report errors</text:span></text:p>
      <text:h text:style-name="Heading_20_3" text:outline-level="3"><text:bookmark-start text:name="__RefHeading__385_388439170"/><text:span text:style-name="T109">Halt</text:span><text:bookmark-end text:name="__RefHeading__385_388439170"/></text:h>
      <text:p text:style-name="P34"><text:span text:style-name="T100"><text:tab/></text:span><text:span text:style-name="T101">template needs curry to provide pre-curried templates to help clients</text:span></text:p>
      <text:p text:style-name="P34"><text:span text:style-name="T101"><text:tab/><text:tab/></text:span><text:span text:style-name="T102">since curry only needs template when things go wrong, ok for that to be sub-optimal</text:span></text:p>
      <text:p text:style-name="P36"><text:span text:style-name="T102"><text:tab/><text:tab/><text:tab/></text:span><text:span text:style-name="T103">can </text:span><text:span text:style-name="T105">have a problem </text:span><text:span text:style-name="T106">module that </text:span><text:span text:style-name="T104">get</text:span><text:span text:style-name="T106">s</text:span><text:span text:style-name="T104"> reference </text:span><text:span text:style-name="T107">to template or throwError </text:span></text:p>
      <text:p text:style-name="P37"><text:span text:style-name="T107"><text:tab/><text:tab/><text:tab/></text:span><text:span text:style-name="T103">at run time </text:span><text:span text:style-name="T104">everytime </text:span><text:span text:style-name="T107">instead of capturing in a closure</text:span></text:p>
      <text:p text:style-name="P37"><text:span text:style-name="T107"><text:tab/><text:tab/><text:tab/></text:span><text:span text:style-name="T108">don't mind error reporting being slow</text:span></text:p>
      <text:p text:style-name="P69"><text:span text:style-name="T9"/></text:p>
      <text:h text:style-name="P62" text:outline-level="3"><text:bookmark-start text:name="__RefHeading__387_388439170"/><text:span text:style-name="T18">Why test driven</text:span><text:bookmark-end text:name="__RefHeading__387_388439170"/></text:h>
      <text:p text:style-name="P12"><text:span text:style-name="T18">Working on small, abstract components such as fold, in developing it is natural to interactively test via a console.</text:span></text:p>
      <text:p text:style-name="P12"><text:span text:style-name="T18">TDD preserves this cunning to be run over and over with little effort.</text:span></text:p>
      <text:p text:style-name="P12"><text:soft-page-break/><text:span text:style-name="T18">Some coding in my experience is impossible to do without TDD. D</text:span><text:span text:style-name="T19">o</text:span><text:span text:style-name="T18">esn't just speed up the work, </text:span><text:span text:style-name="T22">increases the sophistication of</text:span><text:span text:style-name="T18"> what </text:span><text:span text:style-name="T21">I as a human programmer can feasibly </text:span><text:span text:style-name="T20">to create</text:span><text:span text:style-name="T18">. Give link to Oboe's jsonpath.</text:span></text:p>
      <text:p text:style-name="P14"><text:span text:style-name="T24">JsonPath is an exaple of sophisticated behaviours coming out of the complex arrangement of many simple functions. For Naga/Bell, only providing the simpler functions.</text:span></text:p>
      <text:p text:style-name="P13"><text:span text:style-name="T22">Functional's suitability to refactoring: very 'perfect' final designs are often evolved towards bit by bit. </text:span><text:span text:style-name="T23">Code gets more functional as it is rethought. Well suited to TDD.</text:span></text:p>
      <text:p text:style-name="P15"><text:span text:style-name="T26">'potted cunning' to be rerun at will. </text:span><text:span text:style-name="T28">Cunning can continue to apply after the cunning person and their thoughts have gone from a coding project, as a recorded, runnable expression of their desire to break the system. </text:span><text:span text:style-name="T26">Known difficult cases. Eg, in a parser a known tricky or ambiguously interpretable case. When the unit under test is small and atomic, there are no tricky cases. Generally, </text:span><text:span text:style-name="T27">if taking lists, </text:span><text:span text:style-name="T26">with zero-length, one-length and many-length inputs.</text:span></text:p>
      <text:p text:style-name="P15"><text:span text:style-name="T26"/></text:p>
      <text:h text:style-name="Heading_20_3" text:outline-level="3"><text:bookmark-start text:name="__RefHeading__389_388439170"/><text:span text:style-name="T90">Liberal currying</text:span><text:bookmark-end text:name="__RefHeading__389_388439170"/></text:h>
      <text:p text:style-name="P31"><text:span text:style-name="T91">My curry can take multiple arguments at once, or singularly.</text:span></text:p>
      <text:p text:style-name="P31"><text:span text:style-name="T91">So, not harmful to curry everything. If caller wasn't expecting it, can call in traditional js style</text:span></text:p>
      <text:p text:style-name="P31"><text:span text:style-name="T91">Good example to use: template. </text:span><text:span text:style-name="T92">Especially, providing error messages for symbols in prefix2 – trap new symbol in with partial completion.</text:span></text:p>
      <text:p text:style-name="P15"><text:span text:style-name="T26"/></text:p>
      <text:p text:style-name="P29"><text:span text:style-name="T87">Ability to build without debug output would be nice. Ie, like jQuery helper.</text:span></text:p>
      <text:p text:style-name="P29"><text:span text:style-name="T87"><text:tab/>Could be done using Require – one 'helper' that gets included that checks correctness, but is <text:tab/>replaced with a noop for dist builds. Not compile time checking, sort-of run-time checking. <text:tab/>'dev-time' checking is a good term?</text:span></text:p>
      <text:p text:style-name="P30"><text:span text:style-name="T88"><text:tab/>Are errors ok in prod but must be caught in dev? Invalid question – catching in dev means devs being aware of them, not that they are handled. </text:span><text:span text:style-name="T89">Allows adding of proper handling.</text:span></text:p>
      <text:h text:style-name="Heading_20_3" text:outline-level="3"><text:bookmark-start text:name="__RefHeading__391_388439170"/><text:span text:style-name="T25">Implement jsonPath using </text:span><text:span text:style-name="T73">Naga</text:span><text:span text:style-name="T25">?</text:span><text:bookmark-end text:name="__RefHeading__391_388439170"/></text:h>
      <text:p text:style-name="P23"><text:span text:style-name="T73">Or just the tests using Bell?</text:span></text:p>
      <text:h text:style-name="P6" text:outline-level="2"><text:bookmark-start text:name="__RefHeading__393_388439170"/><text:span text:style-name="T74">N-ary functions</text:span><text:bookmark-end text:name="__RefHeading__393_388439170"/></text:h>
      <text:p text:style-name="P24"><text:span text:style-name="T74">The problems: </text:span></text:p>
      <text:p text:style-name="P24"><text:span text:style-name="T74"><text:tab/></text:span><text:span text:style-name="T80">dynamic number of parameters</text:span></text:p>
      <text:p text:style-name="P24"><text:span text:style-name="T80"><text:tab/><text:tab/>why argumentsToList is helpful</text:span></text:p>
      <text:p text:style-name="P26"><text:span text:style-name="T80"><text:tab/><text:tab/>The role of .length – only understands parameters declared in one way</text:span></text:p>
      <text:p text:style-name="P24"><text:span text:style-name="T74"><text:tab/>passing parseInt to map</text:span></text:p>
      <text:p text:style-name="P24"><text:span text:style-name="T74"><text:tab/><text:tab/>fix: unary higher order function</text:span></text:p>
      <text:p text:style-name="P24"><text:span text:style-name="T74"><text:tab/>currying is difficult</text:span></text:p>
      <text:p text:style-name="P24"><text:span text:style-name="T74"><text:tab/><text:tab/>fix: specify arity on currying</text:span></text:p>
      <text:h text:style-name="Heading_20_3" text:outline-level="3"><text:bookmark-start text:name="__RefHeading__395_388439170"/><text:soft-page-break/><text:span text:style-name="T81">Other problems being functional</text:span><text:bookmark-end text:name="__RefHeading__395_388439170"/></text:h>
      <text:p text:style-name="P27"><text:span text:style-name="T81">Fairly fundamental classes (Regexp for example) are inherently stateful – different from call to call, eg with global patterns and exec.</text:span></text:p>
      <text:p text:style-name="P27"><text:span text:style-name="T81"/></text:p>
      <text:h text:style-name="Heading_20_2" text:outline-level="2"><text:bookmark-start text:name="__RefHeading__397_388439170"/><text:span text:style-name="T33">Testing</text:span><text:bookmark-end text:name="__RefHeading__397_388439170"/></text:h>
      <text:h text:style-name="Heading_20_3" text:outline-level="3"><text:bookmark-start text:name="__RefHeading__399_388439170"/><text:span text:style-name="T72">The asserter object pattern</text:span><text:bookmark-end text:name="__RefHeading__399_388439170"/></text:h>
      <text:p text:style-name="P22"><text:span text:style-name="T72">What is it?</text:span></text:p>
      <text:p text:style-name="P22"><text:span text:style-name="T72">Example</text:span></text:p>
      <text:p text:style-name="P22"><text:span text:style-name="T72">Possibly also a coding method pattern in which the calls to the object are made</text:span></text:p>
      <text:p text:style-name="P22"><text:span text:style-name="T72">Use with a hierarchical service (why services tend to be hierarchical – json, xml, easier to serialise than a graph) – can be a 'cursor' moving around, verifying different parts. Example. </text:span></text:p>
      <text:p text:style-name="P22"><text:span text:style-name="T72">Essentially, to manage state of the thing under test.</text:span></text:p>
      <text:p text:style-name="P22"><text:span text:style-name="T72">But a stateless representation is possible with either functional composition or monads.</text:span></text:p>
      <text:p text:style-name="P25"><text:span text:style-name="T75">Chain meets the same English-semantics facet.</text:span></text:p>
      <text:h text:style-name="Heading_20_3" text:outline-level="3"><text:bookmark-start text:name="__RefHeading__401_388439170"/><text:span text:style-name="T110">Functional Composition and </text:span><text:span text:style-name="T112">exception</text:span><text:span text:style-name="T110"> catching </text:span><text:span text:style-name="T111">raising through a call stack</text:span><text:bookmark-end text:name="__RefHeading__401_388439170"/></text:h>
      <text:p text:style-name="P38"><text:span text:style-name="T112">Why desirable in a g.w.t – </text:span><text:span text:style-name="T113">each should be able to add something to an error massage</text:span></text:p>
      <text:p text:style-name="P39"><text:span text:style-name="T114">Example: 2+2=5</text:span></text:p>
      <text:p text:style-name="P39"><text:span text:style-name="T114">Why this wouldn't work with a straightforwards compose. </text:span><text:span text:style-name="T115">Exceptions may only be caught </text:span><text:span text:style-name="T117">in</text:span><text:span text:style-name="T115"> the </text:span><text:span text:style-name="T116">code</text:span><text:span text:style-name="T115"> upstack from the error. </text:span><text:span text:style-name="T118">A central controller (such as one place that calls each function in turn in a composed function factory) resists this, bringing all exceptions from the sub-parts to a common place.</text:span></text:p>
      <text:p text:style-name="P41"><text:span text:style-name="T119">Results of excecution the same if calls are in sequence or if they wrap each other.</text:span></text:p>
      <text:p text:style-name="P40"><text:span text:style-name="T115">For a when clause to add to the error from the then describing what it did, it has to be able to catch that error which means it has to have called it. Likewise For the given to catch </text:span></text:p>
      <text:h text:style-name="Heading_20_3" text:outline-level="3"><text:bookmark-start text:name="__RefHeading__403_388439170"/><text:span text:style-name="T47">Statelessness</text:span><text:bookmark-end text:name="__RefHeading__403_388439170"/></text:h>
      <text:p text:style-name="P18"><text:span text:style-name="T47">Tends itself to exhaustive testing. From the test side is possible to know that a passing is more universally applicable than if </text:span></text:p>
      <text:h text:style-name="Heading_20_3" text:outline-level="3"><text:bookmark-start text:name="__RefHeading__405_388439170"/><text:span text:style-name="T47">Authorship</text:span><text:bookmark-end text:name="__RefHeading__405_388439170"/></text:h>
      <text:p text:style-name="P16"><text:span text:style-name="T33">Team </text:span><text:span text:style-name="T34">organisational</text:span><text:span text:style-name="T33"> pattern: adversarial tdd. </text:span><text:span text:style-name="T34">Like </text:span><text:span text:style-name="T38">the adversarial court system or a </text:span><text:span text:style-name="T34">lockcracker and a lockmaker – insights from competition improve the design. </text:span><text:span text:style-name="T48">(Alternatively – </text:span><text:span text:style-name="T49">predator</text:span><text:span text:style-name="T48"> and prey; evolution) </text:span><text:span text:style-name="T34">Not just the design of the piece, but also the design of attempts to defeat the piece. A person can't honestly evaluate their </text:span><text:span text:style-name="T35">own efforts but an attacker can enthusiastically try to work </text:span><text:span text:style-name="T37">around</text:span><text:span text:style-name="T35"> them. </text:span><text:span text:style-name="T36">A very male way of programming?</text:span></text:p>
      <text:p text:style-name="P17"><text:span text:style-name="T39">Too close to own code to see how it might be used 'out-of-bounds'.</text:span></text:p>
      <text:p text:style-name="P17"><text:span text:style-name="T39">Aim in test should be to be able to say 'I can't see how the code can pass all of this and still be incorrect' </text:span><text:span text:style-name="T41">(except maybe taking the programmer's effort in bad faith, if they </text:span><text:span text:style-name="T42">coded for the cases in </text:span><text:soft-page-break/><text:span text:style-name="T42">the tests specifically – ie a long list of input and output for just the cases under test. Defeated via quickcheck)</text:span><text:span text:style-name="T39">. Examples positive and negative (looking for failures) </text:span><text:span text:style-name="T43">not just for positive cases</text:span><text:span text:style-name="T39">. </text:span><text:span text:style-name="T40">'This should fail' function. </text:span><text:span text:style-name="T44">Failing to fail may be as </text:span><text:span text:style-name="T45">significant</text:span><text:span text:style-name="T44"> as failing to </text:span><text:span text:style-name="T46">succeed.</text:span></text:p>
      <text:p text:style-name="P17"><text:span text:style-name="T39">In test suite testing itself, failures shouldn't invite </text:span><text:span text:style-name="T40">false passes.</text:span></text:p>
      <text:h text:style-name="Heading_20_3" text:outline-level="3"><text:bookmark-start text:name="__RefHeading__407_388439170"/><text:span text:style-name="T10">The difficulty of testing a network of interdependent small components in isolation</text:span><text:bookmark-end text:name="__RefHeading__407_388439170"/></text:h>
      <text:p text:style-name="P70"><text:span text:style-name="T10">Under ideal tdd, would a single failure break only that test, not that of its dependents? </text:span><text:span text:style-name="T16">Testing as small a unit of functionality as possible. But difficult with very small components.</text:span></text:p>
      <text:p text:style-name="P70"><text:span text:style-name="T10"/></text:p>
      <text:p text:style-name="P71"><text:span text:style-name="T11">Stubbing (explain what it is) is appropriate for business-logic (higher level decision) tdd but not so much for very low-level, atomic logic. To provide an independent stub is no simpler thanto provide the real thing, hence narrows the scope no more. </text:span><text:span text:style-name="T14">Finest level of granularity of functionality available to be called tends to be finer with functional vs OOP. With OOP, most methods implement several algos, with highly abstracted Functional, just one.</text:span></text:p>
      <text:p text:style-name="P71"><text:span text:style-name="T14"/></text:p>
      <text:p text:style-name="P74"><text:span text:style-name="T29">In OO world, are testing encapsulated, seperate entities with clear boundaries – it is trivial to say which belongs to 'this' object and which is an interaction with another object. Is possible to zoom into one part of a UML diagram until only one class is visible, then replace the outgoing lines with stubs, running only the class under test. </text:span><text:span text:style-name="T30">A good example might be an object which recieves input from an aggregator – we can run cases such as “what if the aggregator gave this aggregated output?” without actually </text:span><text:span text:style-name="T31">aggregating</text:span><text:span text:style-name="T30"> </text:span><text:span text:style-name="T31">from </text:span><text:span text:style-name="T30">seperate sources. </text:span><text:span text:style-name="T29">With low-level functional this is not so easy. The functions exist almost on the level of language features, what good is it to stub a language feature – can a stubbed 'if' for example provide any extra insight? Unli</text:span><text:span text:style-name="T32">k</text:span><text:span text:style-name="T29">e an object stub, the ability to interact with it is dependent on a stateable correct behaviour. If the stub were different from the real implementation it would be wrong, so there fore the tests would be invalid.</text:span></text:p>
      <text:p text:style-name="P71"><text:span text:style-name="T11"/></text:p>
      <text:p text:style-name="P72"><text:span text:style-name="T15">Because programming tends to compositional, t</text:span><text:span text:style-name="T12">he airity of dependencies is very high. </text:span><text:span text:style-name="T13">Because they are very small and because each implements a low-level, fundamental concept, they are widely inter-used.</text:span></text:p>
      <text:p text:style-name="P72"><text:span text:style-name="T13"/></text:p>
      <text:p text:style-name="P73"><text:span text:style-name="T13">Abstraction of very small concepts prevents repatation but does not lend itself to independent testing, eg, it is hard to test a module using fold without using an actual fold implementation.</text:span></text:p>
      <text:p text:style-name="P73"><text:span text:style-name="T13"/></text:p>
      <text:h text:style-name="Heading_20_3" text:outline-level="3"><text:bookmark-start text:name="__RefHeading__409_388439170"/><text:span text:style-name="T17">Difficulty of meta-testing a testing framework</text:span><text:bookmark-end text:name="__RefHeading__409_388439170"/></text:h>
      <text:p text:style-name="P11"><text:span text:style-name="T17">Without a seperate testing framework. Liken to language compiling its own compiler.</text:span></text:p>
      <text:h text:style-name="Heading_20_3" text:outline-level="3"><text:bookmark-start text:name="__RefHeading__411_388439170"/><text:span text:style-name="T1">Guards</text:span><text:bookmark-end text:name="__RefHeading__411_388439170"/></text:h>
      <text:p text:style-name="P10"><text:span text:style-name="T1">Not functionally different from ifs on entry to a function. Not easily reproducable inside languages wihtout them. Compose.js is a good example of this.</text:span></text:p>
      <text:p text:style-name="P28"><text:span text:style-name="T82">Tdd difficult to do testing large pieces, too much code introduced to test at once. Small pieces quicker to test automatically than manually as they are built. </text:span><text:span text:style-name="T83">Small != simple, ie, functionLength()</text:span></text:p>
      <text:h text:style-name="Heading_20_3" text:outline-level="3"><text:bookmark-start text:name="__RefHeading__413_388439170"/><text:span text:style-name="T2">Musings</text:span><text:bookmark-end text:name="__RefHeading__413_388439170"/></text:h>
      <text:p text:style-name="P66"><text:span text:style-name="T3">Attach functional to objects </text:span><text:span text:style-name="T5">(as methods) </text:span><text:span text:style-name="T3">for state </text:span><text:span text:style-name="T5">in the object</text:span><text:span text:style-name="T3"> on</text:span><text:span text:style-name="T4">ly</text:span></text:p>
      <text:p text:style-name="P1">Using Javascript at a very high level, barely touching language directly, more using it as a host for a high-level abstraction in which to develop an alternate way of programming inside it's very loose <text:soft-page-break/>metamodel.</text:p>
      <text:p text:style-name="P1"/>
      <text:p text:style-name="P78"><text:span text:style-name="T63">For var, read 'let'. Let is allowed in some js variants (which?) but isn't widely supported enough for general use.</text:span></text:p>
      <text:p text:style-name="P1"/>
      <text:p text:style-name="P1"/>
      <text:p text:style-name="P1">Infinate length lists: usually, are being passed a 'current' item and the rest. Can see infinately deep but normally not examining that many levels in because that will be done on the next recursive call. (show Haskell example) Can reproduce this same thing.</text:p>
      <text:p text:style-name="P1"/>
      <text:p text:style-name="P1">Todo: iterator that passes for each item in an array: the current item, the rest.</text:p>
      <text:p text:style-name="P1">Then: itereator that passes three parameters: the current, the next and the rest. This should be sufficient for most calls.</text:p>
      <text:p text:style-name="P1"/>
      <text:p text:style-name="P1">Then, iterator that works in same way but handles infinate-length (functionally defined) lists. This can be done in two ways:via functions that (paradoxically) take advantage of statefullness to return the next item of a series on each call; or, via successive calls of a function, such as succ(succ(1)). The 'rest' cannot actually be an infinate length list, but rather a 'rest' function which when called handles the next (recursive) case. Would normally do return rest(); to recurr further.</text:p>
      <text:p text:style-name="P1"/>
      <text:p text:style-name="P79"><text:span text:style-name="T76">Can\t make lanaguge stateless or (universally) lazy evaluate. </text:span><text:span text:style-name="T77">But can make code that would run with identical results if it was. </text:span><text:span text:style-name="T78">Ie, no re-assignment, </text:span><text:span text:style-name="T79">vars used as 'let' etc.</text:span></text:p>
      <text:p text:style-name="P1"/>
      <text:p text:style-name="P1"/>
      <text:p text:style-name="P1"/>
      <text:p text:style-name="P1">Using underscore at start of param names</text:p>
      <text:p text:style-name="P1"/>
      <text:h text:style-name="Heading_20_3" text:outline-level="3"><text:bookmark-start text:name="__RefHeading__415_388439170"/><text:span text:style-name="T64">Chain vs unintenifyable calls or B</text:span><text:span text:style-name="T86">-</text:span><text:span text:style-name="T64">method</text:span><text:bookmark-end text:name="__RefHeading__415_388439170"/></text:h>
      <text:p text:style-name="P20"><text:span text:style-name="T68">Quote Uncle bob – why boolean parameters are bad</text:span></text:p>
      <text:p text:style-name="Text_20_body"><text:span text:style-name="T64">.when( </text:span><text:span text:style-name="T65">setting</text:span><text:span text:style-name="T64">('</text:span><text:span text:style-name="T65">zangle</text:span><text:span text:style-name="T64">').</text:span><text:span text:style-name="T66">to</text:span><text:span text:style-name="T64">(</text:span><text:span text:style-name="T65">48</text:span><text:span text:style-name="T64">).after(3).seconds() )</text:span></text:p>
      <text:p text:style-name="P19"><text:span text:style-name="T64">.when( </text:span><text:span text:style-name="T67">settingUp('zangle', 48, 3</text:span><text:span text:style-name="T64"> ) // </text:span><text:span text:style-name="T67">difficult to read. What are those numbers</text:span></text:p>
      <text:p text:style-name="P21"><text:span text:style-name="T64">.when( </text:span><text:span text:style-name="T67">settingUp(</text:span><text:span text:style-name="T71">withProperty(</text:span><text:span text:style-name="T67">'zangle'</text:span><text:span text:style-name="T71">)</text:span><text:span text:style-name="T67">, </text:span><text:span text:style-name="T71">setTo(</text:span><text:span text:style-name="T67">48</text:span><text:span text:style-name="T71">)</text:span><text:span text:style-name="T67">, </text:span><text:span text:style-name="T71">delay(</text:span><text:span text:style-name="T67">3</text:span><text:span text:style-name="T71">)</text:span><text:span text:style-name="T64"> ) // </text:span><text:span text:style-name="T69">B</text:span><text:span text:style-name="T86">-method</text:span><text:span text:style-name="T69"> –</text:span><text:span text:style-name="T70"> lots of identity functions needed, seem to be avoiding semantics of call rather than implementing it</text:span></text:p>
      <text:p text:style-name="Text_20_body"><text:span text:style-name="T6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n" fo:country="GB"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6-12T12:21:30</meta:creation-date>
    <meta:generator>LibreOffice/4.0.3.3$MacOSX_x86 LibreOffice_project/0eaa50a932c8f2199a615e1eb30f7ac74279539</meta:generator>
    <dc:date>2013-06-19T13:08:50</dc:date>
    <meta:editing-duration>P6DT1H20M21S</meta:editing-duration>
    <meta:editing-cycles>202</meta:editing-cycles>
    <meta:document-statistic meta:table-count="0" meta:image-count="0" meta:object-count="0" meta:page-count="10" meta:paragraph-count="196" meta:word-count="2583" meta:character-count="16009" meta:non-whitespace-character-count="13565"/>
  </office:meta>
</office:document-meta>
</file>